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2.2049in"/>
    </style:style>
    <style:style style:name="Table1.B" style:family="table-column">
      <style:table-column-properties style:column-width="1.1701in"/>
    </style:style>
    <style:style style:name="Table1.C" style:family="table-column">
      <style:table-column-properties style:column-width="3.3174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7604in" fo:keep-together="auto"/>
    </style:style>
    <style:style style:name="Table1.5" style:family="table-row">
      <style:table-row-properties style:min-row-height="1.0313in" fo:keep-together="auto"/>
    </style:style>
    <style:style style:name="Table1.6" style:family="table-row">
      <style:table-row-properties style:min-row-height="1.2917in" fo:keep-together="auto"/>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break-before="page"/>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list-style-name="WWNum1">
      <style:paragraph-properties fo:margin-left="1in" fo:margin-right="0in" fo:text-indent="-0.25in" style:auto-text-indent="false"/>
    </style:style>
    <style:style style:name="P30" style:family="paragraph" style:parent-style-name="Standard" style:list-style-name="WWNum2">
      <style:paragraph-properties fo:margin-left="1in" fo:margin-right="0in" fo:text-indent="-0.25in" style:auto-text-indent="false"/>
    </style:style>
    <style:style style:name="P31" style:family="paragraph" style:parent-style-name="Standard" style:list-style-name="WWNum3">
      <style:paragraph-properties fo:margin-left="1in" fo:margin-right="0in" fo:text-indent="-0.25in" style:auto-text-indent="false"/>
    </style:style>
    <style:style style:name="P32" style:family="paragraph" style:parent-style-name="Standard" style:list-style-name="WWNum1">
      <style:paragraph-properties fo:margin-left="1.5in" fo:margin-right="0in" fo:text-indent="-0.25in" style:auto-text-indent="false"/>
    </style:style>
    <style:style style:name="P33" style:family="paragraph" style:parent-style-name="Standard" style:list-style-name="WWNum3">
      <style:paragraph-properties fo:margin-left="1.5in" fo:margin-right="0in" fo:text-indent="-0.25in" style:auto-text-indent="false"/>
    </style:style>
    <style:style style:name="P3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Desarrollo de Interfaces</text:span><text:span text:style-name="T2"><text:line-break/></text:span><text:span text:style-name="T3">Proyecto Entregable 03 - Primera aplicación Completa en Flutter</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5">Autor: Sergi García</text:span><draw:frame draw:style-name="fr3" draw:name="image3.png" text:anchor-type="char" svg:x="3.4583in" svg:y="0.1146in" svg:width="1.0091in" svg:height="0.3535in" draw:z-index="1"><draw:image xlink:href="Pictures/100002010000007600000029ABF5F7A91F7A9EF9.png" xlink:type="simple" xlink:show="embed" xlink:actuate="onLoad" loext:mime-type="image/png"/></draw:frame></text:p>
      <text:p text:style-name="P4"><text:span text:style-name="T5">Actualizado Septiembre 2025</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1"><text:span text:style-name="T8"><text:s/>📖 </text:span><text:span text:style-name="T9">Importante</text:span></text:p>
      <text:p text:style-name="P12"/>
      <text:p text:style-name="P11"><text:span text:style-name="T8"><text:s/>❕ </text:span><text:span text:style-name="T9">Atención</text:span></text:p>
      <text:p text:style-name="P12"><text:s/></text:p>
      <text:p text:style-name="P11"><text:span text:style-name="T8"><text:s/>💬</text:span> <text:span text:style-name="T9">Interesante</text:span></text:p>
      <text:p text:style-name="P13"><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4ft3gyhi3s9f" text:style-name="Index_20_Link" text:visited-style-name="Index_20_Link"><text:span text:style-name="T13">1. Objetivo del Proyecto<text:tab/>3</text:span></text:a></text:p>
          <text:p text:style-name="P16"><text:soft-page-break/><text:a xlink:type="simple" xlink:href="#_jmbqjncbf5y5" text:style-name="Index_20_Link" text:visited-style-name="Index_20_Link"><text:span text:style-name="T13">2. Descripción General<text:tab/>3</text:span></text:a></text:p>
          <text:p text:style-name="P16"><text:a xlink:type="simple" xlink:href="#_dyqy0q5hrg4i" text:style-name="Index_20_Link" text:visited-style-name="Index_20_Link"><text:span text:style-name="T13">3. Requisitos técnicos obligatorios<text:tab/>3</text:span></text:a></text:p>
          <text:p text:style-name="P16"><text:a xlink:type="simple" xlink:href="#_ymv6a72tizj8" text:style-name="Index_20_Link" text:visited-style-name="Index_20_Link"><text:span text:style-name="T13">4. Tema de la aplicación<text:tab/>3</text:span></text:a></text:p>
          <text:p text:style-name="P16"><text:a xlink:type="simple" xlink:href="#_oxjmz2brhwyz" text:style-name="Index_20_Link" text:visited-style-name="Index_20_Link"><text:span text:style-name="T13">5. Condiciones de desarrollo<text:tab/>4</text:span></text:a></text:p>
          <text:p text:style-name="P16"><text:a xlink:type="simple" xlink:href="#_uafwfbrleuhl" text:style-name="Index_20_Link" text:visited-style-name="Index_20_Link"><text:span text:style-name="T13">6. Entregables<text:tab/>4</text:span></text:a></text:p>
          <text:p text:style-name="P16"><text:a xlink:type="simple" xlink:href="#_t94w4bzgwy8u" text:style-name="Index_20_Link" text:visited-style-name="Index_20_Link"><text:span text:style-name="T13">7. Criterios de Evaluación<text:tab/>4</text:span></text:a></text:p>
        </text:index-body>
      </text:table-of-content>
      <text:p text:style-name="P14"/>
      <text:p text:style-name="P14"/>
      <text:p text:style-name="P18"/>
      <text:p text:style-name="P18"/>
      <text:p text:style-name="P24"><text:span text:style-name="T11">Proyecto Entregable 03 - Primera aplicación completa en Flutter</text:span></text:p>
      <text:p text:style-name="P10"/>
      <text:p text:style-name="Heading_20_1"><text:bookmark text:name="_4ft3gyhi3s9f"/>1. Objetivo del Proyecto</text:p>
      <text:p text:style-name="Standard">Desarrollar una aplicación funcional y completa en Flutter que sirva como consolidación de los conceptos fundamentales del framework. El alumnado demostrará su capacidad para estructurar un proyecto, implementar una interfaz de usuario coherente, gestionar el estado de la aplicación y crear una experiencia de usuario dinámica e interactiva.</text:p>
      <text:p text:style-name="Heading_20_1"><text:bookmark text:name="_jmbqjncbf5y5"/>2. Descripción General</text:p>
      <text:p text:style-name="Standard">Cada estudiante diseñará y programará de forma individual una aplicación móvil y/o web con Flutter que cumpla con una serie de requisitos técnicos y de diseño preestablecidos. El proyecto culminará con una defensa oral en la que se presentará la aplicación y se demostrará el dominio de los conceptos utilizados.</text:p>
      <text:p text:style-name="Heading_20_1"><text:bookmark text:name="_dyqy0q5hrg4i"/>3. Requisitos técnicos obligatorios</text:p>
      <text:p text:style-name="Standard">La aplicación debe incluir de manera imprescindible los siguientes elementos:</text:p>
      <text:list xml:id="list4012747080" text:style-name="WWNum1">
        <text:list-item>
          <text:p text:style-name="P25"><text:span text:style-name="T9">Estructura Multipantalla:</text:span></text:p>
          <text:list>
            <text:list-item>
              <text:p text:style-name="P29">Mínimo 3 pantallas con navegación fluida entre ellas (por ejemplo, usando Navigator).</text:p>
            </text:list-item>
            <text:list-item>
              <text:p text:style-name="P29">Pantalla de Bienvenida: Debe incluir un título, un logotipo/icono representativo y una breve descripción del propósito de la aplicación.</text:p>
            </text:list-item>
          </text:list>
        </text:list-item>
        <text:list-item>
          <text:p text:style-name="P25"><text:span text:style-name="T9">Interactividad y Gestión de Estado:</text:span></text:p>
          <text:list>
            <text:list-item>
              <text:p text:style-name="P29">Uso de al menos 3 tipos diferentes de widgets de entrada de datos (ej: TextField, Checkbox/Switch, DropdownButton, Slider, selección de fecha/hora).</text:p>
            </text:list-item>
            <text:list-item>
              <text:p text:style-name="P29">Uso de al menos 2 tipos diferentes de widgets de salida de datos (ej: ListView/ListView.builder, Card, AlertDialog, SnackBar, DataTable).</text:p>
            </text:list-item>
            <text:list-item>
              <text:p text:style-name="P29">La aplicación debe permitir al usuario realizar acciones dinámicas que modifiquen el estado de la app (ej: añadir, editar, eliminar o marcar elementos como completados).</text:p>
            </text:list-item>
          </text:list>
        </text:list-item>
        <text:list-item>
          <text:p text:style-name="P25"><text:span text:style-name="T9">Diseño y Experiencia de Usuario (UX/UI):</text:span></text:p>
          <text:list>
            <text:list-item>
              <text:p text:style-name="P29">Diseño coherente y cuidado, utilizando una paleta de colores y tipografía uniforme en toda la aplicación.</text:p>
            </text:list-item>
            <text:list-item>
              <text:p text:style-name="P29">La interfaz debe ser intuitiva, clara y estar organizada de forma lógica.</text:p>
            </text:list-item>
          </text:list>
        </text:list-item>
        <text:list-item>
          <text:p text:style-name="P25"><text:span text:style-name="T9">Documentación del Código:</text:span></text:p>
          <text:list>
            <text:list-item>
              <text:p text:style-name="P29">El código fuente debe estar profusamente comentado con explicaciones claras en:</text:p>
              <text:list>
                <text:list-item>
                  <text:p text:style-name="P32">La cabecera de las clases y widgets principales (propósito y funcionalidad).</text:p>
                </text:list-item>
                <text:list-item>
                  <text:p text:style-name="P32">Las variables de estado clave.</text:p>
                </text:list-item>
                <text:list-item>
                  <text:p text:style-name="P32">Los métodos más complejos, describiendo la lógica de implementación.</text:p>
                </text:list-item>
              </text:list>
            </text:list-item>
          </text:list>
        </text:list-item>
      </text:list>
      <text:p text:style-name="Heading_20_1"><text:bookmark text:name="_ymv6a72tizj8"/>4. Tema de la aplicación</text:p>
      <text:p text:style-name="Standard">El tema es libre, pero la aplicación debe tener un propósito y una coherencia temática claros. Algunas ideas orientativas:</text:p>
      <text:list xml:id="list1305425973" text:style-name="WWNum4">
        <text:list-item>
          <text:p text:style-name="P26">Mini-agenda de contactos.</text:p>
        </text:list-item>
        <text:list-item>
          <text:p text:style-name="P26"><text:soft-page-break/>Aplicación de recetas o lista de la compra.</text:p>
        </text:list-item>
        <text:list-item>
          <text:p text:style-name="P26">Diario personal o blog simple.</text:p>
        </text:list-item>
        <text:list-item>
          <text:p text:style-name="P26">Un quiz o juego de preguntas sencillo.</text:p>
        </text:list-item>
        <text:list-item>
          <text:p text:style-name="P26">Trackeador de hábitos o gastos personales.</text:p>
        </text:list-item>
      </text:list>
      <text:p text:style-name="Heading_20_1"><text:bookmark text:name="_oxjmz2brhwyz"/>5. Condiciones de desarrollo</text:p>
      <text:list xml:id="list3590245320" text:style-name="WWNum2">
        <text:list-item>
          <text:p text:style-name="P27">Permitido:</text:p>
          <text:list>
            <text:list-item>
              <text:p text:style-name="P30">Consultar la documentación oficial de Flutter y Dart.</text:p>
            </text:list-item>
            <text:list-item>
              <text:p text:style-name="P30">Utilizar ejemplos de código de repositorios oficiales (ej: samples de pub.dev) o tutoriales como inspiración, nunca como copia literal.</text:p>
            </text:list-item>
            <text:list-item>
              <text:p text:style-name="P30">Usar asistentes de IA (Copilot, ChatGPT, etc.) solo como ayuda para entender conceptos o para depurar errores específicos de sintaxis. Queda terminantemente prohibido generar bloques de código completos o la estructura de la aplicación con estas herramientas.</text:p>
            </text:list-item>
          </text:list>
        </text:list-item>
        <text:list-item>
          <text:p text:style-name="P27">Prohibido:</text:p>
          <text:list>
            <text:list-item>
              <text:p text:style-name="P30">Copiar código completo de compañeros, de internet o generado por IA.</text:p>
            </text:list-item>
            <text:list-item>
              <text:p text:style-name="P30">Recibir ayuda directa en la escritura del código de otra persona (compañero, externo, etc.). El trabajo debe ser auténtico y individual.</text:p>
            </text:list-item>
          </text:list>
        </text:list-item>
      </text:list>
      <text:p text:style-name="Heading_20_1"><text:bookmark text:name="_uafwfbrleuhl"/>6. Entregables</text:p>
      <text:list xml:id="list2921430892" text:style-name="WWNum3">
        <text:list-item>
          <text:p text:style-name="P28">Código Fuente: El proyecto completo de Flutter, subido a un repositorio Git privado y compartido con el profesorado.</text:p>
        </text:list-item>
        <text:list-item>
          <text:p text:style-name="P28">Defensa Oral - Presentación Pechakucha:</text:p>
          <text:list>
            <text:list-item>
              <text:p text:style-name="P31">El alumnado realizará una presentación ante el profesorado en formato Pechakucha (20 diapositivas x 20 segundos cada una, 6:40 min total).</text:p>
            </text:list-item>
            <text:list-item>
              <text:p text:style-name="P31">La presentación debe incluir:</text:p>
              <text:list>
                <text:list-item>
                  <text:p text:style-name="P33">Introducción y objetivo de la app.</text:p>
                </text:list-item>
                <text:list-item>
                  <text:p text:style-name="P33">Demostración en vivo de la aplicación y sus funcionalidades.</text:p>
                </text:list-item>
                <text:list-item>
                  <text:p text:style-name="P33">Explicación de las decisiones de diseño y técnicas más relevantes.</text:p>
                </text:list-item>
              </text:list>
            </text:list-item>
            <text:list-item>
              <text:p text:style-name="P31">Tras la presentación, el profesorado podrá:</text:p>
              <text:list>
                <text:list-item>
                  <text:p text:style-name="P33">Solicitar modificaciones o mejoras específicas en el código en tiempo real.</text:p>
                </text:list-item>
                <text:list-item>
                  <text:p text:style-name="P33">Plantear preguntas sobre cualquier aspecto de la implementación para evaluar la comprensión profunda del proyecto.</text:p>
                </text:list-item>
              </text:list>
            </text:list-item>
          </text:list>
        </text:list-item>
      </text:list>
      <text:p text:style-name="Heading_20_1"><text:bookmark text:name="_t94w4bzgwy8u"/>7. Criterios de Evaluación</text:p>
      <text:p text:style-name="Standard">La calificación final se basará en los siguientes aspectos:</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3">Criterio</text:p>
          </table:table-cell>
          <table:table-cell table:style-name="Table1.B1" office:value-type="string">
            <text:p text:style-name="P23">Peso</text:p>
          </table:table-cell>
          <table:table-cell table:style-name="Table1.B1" office:value-type="string">
            <text:p text:style-name="P23">Descripción</text:p>
          </table:table-cell>
        </table:table-row>
        <table:table-row table:style-name="Table1.2">
          <table:table-cell table:style-name="Table1.A1" office:value-type="string">
            <text:p text:style-name="P23"><text:span text:style-name="T9">Funcionamiento Técnico</text:span></text:p>
          </table:table-cell>
          <table:table-cell table:style-name="Table1.B1" office:value-type="string">
            <text:p text:style-name="P23">30%</text:p>
          </table:table-cell>
          <table:table-cell table:style-name="Table1.B1" office:value-type="string">
            <text:p text:style-name="P23">La aplicación funciona sin crashes. Todas las pantallas y navegaciones operan correctamente.</text:p>
          </table:table-cell>
        </table:table-row>
        <table:table-row table:style-name="Table1.2">
          <table:table-cell table:style-name="Table1.A1" office:value-type="string">
            <text:p text:style-name="P23"><text:span text:style-name="T9">Implementación de Widgets</text:span></text:p>
          </table:table-cell>
          <table:table-cell table:style-name="Table1.B1" office:value-type="string">
            <text:p text:style-name="P23">25%</text:p>
          </table:table-cell>
          <table:table-cell table:style-name="Table1.B1" office:value-type="string">
            <text:p text:style-name="P23">Uso correcto, variado y efectivo de los widgets de entrada y salida requeridos.</text:p>
          </table:table-cell>
        </table:table-row>
        <table:table-row table:style-name="Table1.2">
          <table:table-cell table:style-name="Table1.A1" office:value-type="string">
            <text:p text:style-name="P23"><text:span text:style-name="T9">Diseño y UX</text:span></text:p>
          </table:table-cell>
          <table:table-cell table:style-name="Table1.B1" office:value-type="string">
            <text:p text:style-name="P23">20%</text:p>
          </table:table-cell>
          <table:table-cell table:style-name="Table1.B1" office:value-type="string">
            <text:p text:style-name="P23">Interfaz coherente, atractiva, intuitiva y con una identidad visual definida.</text:p>
          </table:table-cell>
        </table:table-row>
        <table:table-row table:style-name="Table1.5">
          <table:table-cell table:style-name="Table1.A1" office:value-type="string">
            <text:p text:style-name="P23"><text:span text:style-name="T9">Dinamismo y Gestión de Estado</text:span></text:p>
          </table:table-cell>
          <table:table-cell table:style-name="Table1.B1" office:value-type="string">
            <text:p text:style-name="P23">15%</text:p>
          </table:table-cell>
          <table:table-cell table:style-name="Table1.B1" office:value-type="string">
            <text:p text:style-name="P23">La aplicación responde correctamente a las interacciones del usuario, con una gestión de estado robusta.</text:p>
          </table:table-cell>
        </table:table-row>
        <table:table-row table:style-name="Table1.6">
          <table:table-cell table:style-name="Table1.A1" office:value-type="string">
            <text:p text:style-name="P23"><text:span text:style-name="T9">Documentación y Defensa</text:span></text:p>
          </table:table-cell>
          <table:table-cell table:style-name="Table1.B1" office:value-type="string">
            <text:p text:style-name="P23">10%</text:p>
          </table:table-cell>
          <table:table-cell table:style-name="Table1.B1" office:value-type="string">
            <text:p text:style-name="P23">Calidad de los comentarios en el código, claridad de la memoria técnica y capacidad de explicación y adaptación durante la defensa oral.</text:p>
          </table:table-cell>
        </table:table-row>
      </table:table>
      <text:p text:style-name="Standard"/>
      <text:p text:style-name="Standard"><text:span text:style-name="T9">Consejo</text:span>: Enfoca tu esfuerzo en entender la lógica detrás de cada elemento que implementes. Durante la defensa, se valorará mucho más que demuestres por qué has hecho las cosas de una determinada manera y que seas capaz de modificarlo, a que simplemente hayas copiado un código funcional sin entenderlo.</text:p>
      <text:p text:style-name="Standard"/>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 style:display-name="ListLabel 2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 <text:tab/> <text:s text:c="28"/>Proyecto Entregable 03 - Primera aplicación Completa en Flutter - Unidades 08 a 12</text:span></text:p>
      </style:header>
      <style:footer>
        <text:p text:style-name="MP4"><text:span text:style-name="MT1">CFGS DAM<text:tab/><text:tab/>Proyecto 02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5" meta:paragraph-count="91" meta:word-count="908" meta:character-count="5858" meta:non-whitespace-character-count="5041"/>
    <meta:generator>LibreOfficeDev/6.0.5.2$Linux_X86_64 LibreOffice_project/</meta:generator>
  </office:meta>
</office:document-meta>
</file>